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96e" officeooo:paragraph-rsid="000cd96e"/>
    </style:style>
    <style:style style:name="T1" style:family="text">
      <style:text-properties officeooo:rsid="000e49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symbol table for <text:span text:style-name="T1">datatypes int, float, char and dou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36:38.901770811</meta:creation-date>
    <dc:date>2018-04-03T23:39:16.35347034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0" meta:character-count="66" meta:non-whitespace-character-count="57"/>
  </office:meta>
</office:document-meta>
</file>